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583d" officeooo:paragraph-rsid="001c583d"/>
    </style:style>
    <style:style style:name="P2" style:family="paragraph" style:parent-style-name="Standard">
      <style:text-properties officeooo:rsid="001cc247" officeooo:paragraph-rsid="001cc247"/>
    </style:style>
    <style:style style:name="P3" style:family="paragraph" style:parent-style-name="Standard" style:list-style-name="L1">
      <style:text-properties officeooo:rsid="001ea3f1" officeooo:paragraph-rsid="001ea3f1"/>
    </style:style>
    <style:style style:name="P4" style:family="paragraph" style:parent-style-name="Standard">
      <style:text-properties officeooo:rsid="001ea3f1" officeooo:paragraph-rsid="001ea3f1"/>
    </style:style>
    <style:style style:name="P5" style:family="paragraph" style:parent-style-name="Standard" style:list-style-name="L2">
      <style:text-properties officeooo:rsid="001ea3f1" officeooo:paragraph-rsid="001ea3f1"/>
    </style:style>
    <style:style style:name="P6" style:family="paragraph" style:parent-style-name="Standard">
      <style:text-properties officeooo:rsid="001f9817" officeooo:paragraph-rsid="001f9817"/>
    </style:style>
    <style:style style:name="P7" style:family="paragraph" style:parent-style-name="Standard" style:list-style-name="L3">
      <style:text-properties officeooo:rsid="001f9817" officeooo:paragraph-rsid="001f9817"/>
    </style:style>
    <style:style style:name="P8" style:family="paragraph" style:parent-style-name="Standard">
      <style:text-properties officeooo:rsid="00201443" officeooo:paragraph-rsid="00201443"/>
    </style:style>
    <style:style style:name="P9" style:family="paragraph" style:parent-style-name="Standard" style:list-style-name="L4">
      <style:text-properties officeooo:rsid="00201443" officeooo:paragraph-rsid="00201443"/>
    </style:style>
    <style:style style:name="P10" style:family="paragraph" style:parent-style-name="Standard" style:list-style-name="L4">
      <style:text-properties officeooo:rsid="002034c6" officeooo:paragraph-rsid="002034c6"/>
    </style:style>
    <style:style style:name="P11" style:family="paragraph" style:parent-style-name="Standard">
      <style:text-properties officeooo:rsid="002034c6" officeooo:paragraph-rsid="002034c6"/>
    </style:style>
    <style:style style:name="T1" style:family="text">
      <style:text-properties officeooo:rsid="001ea3f1"/>
    </style:style>
    <style:style style:name="T2" style:family="text">
      <style:text-properties officeooo:rsid="001f9817"/>
    </style:style>
    <style:style style:name="T3" style:family="text">
      <style:text-properties officeooo:rsid="002034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koban</text:p>
      <text:p text:style-name="P1">Sokoban es un juego de rompecabezas japones. En el juego, cada nivel representa una bodega, en la que hay ubicadas al azar cajas. El objetivo del juego es mover dichas cajas para que queden ubicadas en una posición objetivo dentro de la bodega.</text:p>
      <text:p text:style-name="P2"/>
      <text:p text:style-name="P2">Objetivo</text:p>
      <text:p text:style-name="P2">El objetivo del juego es que a partir de las posiciones en las que las cajas estén ubicadas inicialmente, el personaje las mueva hasta las posiciones objetivo.</text:p>
      <text:p text:style-name="P2"/>
      <text:p text:style-name="P2">Elementos del Juego</text:p>
      <text:p text:style-name="P2">Tablero</text:p>
      <text:p text:style-name="P2">Cada nivel del juego es un tablero <text:span text:style-name="T1">que está compuesto por casillas que son de varios tipos:</text:span></text:p>
      <text:list xml:id="list2684735658" text:style-name="L1">
        <text:list-item>
          <text:p text:style-name="P3">Pared: Las casillas que corresponden a pared son terminales para el juego. No se pueden mover y no pueden ser ocupadas por ningún otro elemento del juego.</text:p>
        </text:list-item>
        <text:list-item>
          <text:p text:style-name="P3">Objetivo: Estas casillas son en las que el personaje debe ubicar las cajas. Existen en el tablero tantas casillas objetivo como cajas. Cuando todas las casillas objetivo están ocupadas por una caja se ha terminado el nivel. <text:span text:style-name="T3">Estas casillas pueden ser ocupadas por el personaje así como por cajas.</text:span></text:p>
        </text:list-item>
        <text:list-item>
          <text:p text:style-name="P3">Vacía: En una casilla vacía se pueden ubicar cajas o el personaje. Estás son las que permiten que el personaje pueda mover las cajas a través del tablero para llegar a ubicarlas en las casillas objetivo.</text:p>
        </text:list-item>
      </text:list>
      <text:p text:style-name="P4">En el tablero del juego se ubican las cajas y el personaje:</text:p>
      <text:list xml:id="list3289385264" text:style-name="L2">
        <text:list-item>
          <text:p text:style-name="P5">Caja: Una caja puede estar en una casilla vacía o en una casilla de objetivo. Estas pueden moverse en las cuatro direcciones cardinales (Norte, Sur, Este, Oeste). <text:s/>En todo momento la caja puede estar en tres posibles estados.</text:p>
          <text:list>
            <text:list-item>
              <text:p text:style-name="P5">En una casilla objetivo: La caja no debe ser necesariamente movida.</text:p>
            </text:list-item>
            <text:list-item>
              <text:p text:style-name="P5">Se puede mover: La caja se puede mover en al menos una de las cuatro direcciones cardinales</text:p>
            </text:list-item>
            <text:list-item>
              <text:p text:style-name="P5">No se puede empujar: La caja se encuentra bloqueada por dos casillas de pared y no se puede mover en ninguna de las direcciones cardinales.</text:p>
            </text:list-item>
          </text:list>
        </text:list-item>
        <text:list-item>
          <text:p text:style-name="P5">Personaje: <text:span text:style-name="T2">El personaje se ubica en una casilla y puede desplazarse en las cuatro direcciones cardinales. Está restringido a no poder ocupar una casilla de pared, y tampoco una de Caja.</text:span></text:p>
        </text:list-item>
      </text:list>
      <text:p text:style-name="P6"/>
      <text:p text:style-name="P6">Jugada</text:p>
      <text:p text:style-name="P6">El personaje del juego puede realizar dos jugadas:</text:p>
      <text:list xml:id="list2045853466" text:style-name="L3">
        <text:list-item>
          <text:p text:style-name="P7">Movimiento: Parado en una casillas puede moverse en alguna de las direcciones cardinales, siguiendo las reglas descritas anteriormente.</text:p>
        </text:list-item>
        <text:list-item>
          <text:p text:style-name="P7">Empujón: El personaje puede empujar las cajas para llevarlas a una posición objetivo. Un empujón se define en la lógica del juego por una posición inicial y una dirección. La posición inicial es cuando la caja y el personaje se encuentran en posiciones contiguas (en cualquiera de las direcciones cardinales) y el personaje se desplaza en una dirección para ocupar la casilla de la caja; cuando esto suceda la caja se ubica en la siguiente casilla contigua en la dirección cardinal en la que se desplazó el personaje.</text:p>
        </text:list-item>
      </text:list>
      <text:p text:style-name="P6"/>
      <text:p text:style-name="P6"/>
      <text:p text:style-name="P6">Estados del Juego</text:p>
      <text:p text:style-name="P8">Durante el juego se puede estar inmerso en alguna de las siguientes tres situaciones:</text:p>
      <text:list xml:id="list1166384990" text:style-name="L4">
        <text:list-item>
          <text:p text:style-name="P9">Se puede resolver: Este estado se caracteriza por:</text:p>
          <text:list>
            <text:list-item>
              <text:p text:style-name="P9">Todas las cajas aun no han sido ubicadas en las posiciones objetivo.</text:p>
            </text:list-item>
            <text:list-item>
              <text:p text:style-name="P9"><text:soft-page-break/>Existen cajas que no están en una posición objetivo y que ademas el personaje puede jugar al menos un empujón.</text:p>
            </text:list-item>
          </text:list>
        </text:list-item>
        <text:list-item>
          <text:p text:style-name="P9">Resuelto: En este estado todas las cajas están ubicadas en las posiciones objetivo.</text:p>
        </text:list-item>
        <text:list-item>
          <text:p text:style-name="P9">No se puede resolver: En este estado existe al menos una caja que ha sido empujada a una posición que resulta en un candado.</text:p>
        </text:list-item>
        <text:list-item>
          <text:p text:style-name="P9">Candado: Una caja está en estado de candado cuando el personaje no puede jugar un empujón. Esto implica que la caja no puede moverse en ninguna de las cuatro direcciones cardinales.</text:p>
        </text:list-item>
        <text:list-item>
          <text:p text:style-name="P10">Acorralado: El personaje entra en este estado cuando existen casillas del tablero que no pueden llegar a ser ocupadas por el personaje, debido a que queda bloqueado por casillas ocupadas por cajas que están en candado y pared.</text:p>
        </text:list-item>
      </text:list>
      <text:p text:style-name="P11"/>
      <text:p text:style-name="P11">Definición del problema</text:p>
      <text:p text:style-name="P11">Luego de haber comprendido el juego y sus particularidades se puede definir el problema de la siguiente manera:</text:p>
      <text:p text:style-name="P11">Dado un tablero de Sokoban (que tenga casillas de los tres tipos descritos), la posición inicial de las cajas en el tablero y la posición inicial de las N cajas del nivel, obtener la secuencia de movimientos que ganan el nivel; es decir que dejen las N cajas ubicadas en las casillas de posición objetivo.</text:p>
      <text:p text:style-name="P8"/>
      <text:p text:style-name="P8"/>
      <text:p text:style-name="P8"/>
      <text:p text:style-name="P8"><text:tab/></text:p>
      <text:p text:style-name="P8"/>
      <text:p text:style-name="P4"/>
      <text:p text:style-name="P2"/>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9:51:39.990512608</meta:creation-date>
    <dc:date>2018-10-17T22:20:11.467605066</dc:date>
    <meta:editing-duration>PT1H20M40S</meta:editing-duration>
    <meta:editing-cycles>1</meta:editing-cycles>
    <meta:document-statistic meta:table-count="0" meta:image-count="0" meta:object-count="0" meta:page-count="2" meta:paragraph-count="33" meta:word-count="710" meta:character-count="4062" meta:non-whitespace-character-count="3399"/>
    <meta:generator>LibreOffice/6.0.6.2$Linux_X86_64 LibreOffice_project/00m0$Build-2</meta:generator>
  </office:meta>
</office:document-meta>
</file>